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style:font-name="DejaVu Serif" style:font-name-asian="Calibri" style:font-name-complex="Calibri" text:display="none" fo:font-size="11pt" style:font-size-asian="11pt" style:font-size-complex="11pt" style:language-complex="ar" style:country-complex="SA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486in" style:use-optimal-column-width="false"/>
    </style:style>
    <style:style style:name="Table40" style:family="table">
      <style:table-properties style:width="7.0486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Column47" style:family="table-column">
      <style:table-column-properties style:column-width="7.0486in" style:use-optimal-column-width="false"/>
    </style:style>
    <style:style style:name="Table46" style:family="table">
      <style:table-properties style:width="7.0486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olumn52" style:family="table-column">
      <style:table-column-properties style:column-width="7.0486in" style:use-optimal-column-width="false"/>
    </style:style>
    <style:style style:name="Table51" style:family="table">
      <style:table-properties style:width="7.0486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Módulo<text:s/>2. Sesión 5. Llamadas al sistema para gestión y control de señales.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Jose Miguel Hernández García</text:p>
          </table:table-cell>
        </table:table-row>
      </table:table>
      <text:p text:style-name="Standard"/>
      <text:p text:style-name="P25">a)<text:s/>Cuestionario de actitud frente al trabajo.</text:p>
      <text:p text:style-name="Standard">El tiempo que he dedicado a la preparación de la sesión antes de asistir al laboratorio ha sido<text:s/>de…... minutos.</text:p>
      <text:p text:style-name="Standard">1. He resuelto todas las dudas que tenía antes de iniciar la sesión de prácticas: …... (si/no). En<text:s/>caso de haber contestado “no”, indica los motivos por los que no las 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8">b) Cuestionario de conocimientos adquiridos.</text:p>
      <text:p text:style-name="Standard">Mi solución al<text:s/><text:span text:style-name="T39">ejercicio 2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ableContents">Está incluido en el .<text:span text:style-name="T44">zip</text:span></text:p>
          </table:table-cell>
        </table:table-row>
      </table:table>
      <text:p text:style-name="Standard"/>
      <text:p text:style-name="Standard">Mi solución a la<text:s/><text:span text:style-name="T45">ejercicio 3</text:span><text:s/>ha sido: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TableContents">Está incluido en el .zip</text:p>
          </table:table-cell>
        </table:table-row>
      </table:table>
      <text:p text:style-name="Standard"/>
      <text:p text:style-name="Standard">Mi solución a la<text:s/><text:span text:style-name="T50">ejercicio 4</text:span><text:s/>ha sido: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ableContents">El programa anterior crea una máscara, en la que solo añade la señal SIGTERM. Aplica la máscara y con ello bloquea la señal SIGTERM. Realiza un sleep de 10s, y si durante este tiempo le mandamos dicha señal no reaccionará porque está bloqueada. (la variable signal_recibida se activará) Una vez termina de “dormir”, desbloquea la señal SIGTERM reanudando la máscara antigua y comprueba si la hemos introducido comprobando si la variable signal_recibida está<text:s/>activada,<text:s/>si es así nos muestra que la señal ya ha sido<text:s/>recibida,<text:s/>si no terminará la ejecución del programa.</text:p>
          </table:table-cell>
        </table:table-row>
      </table:table>
      <text:p text:style-name="Standard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3LVL2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3LVL3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3LVL4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3LVL5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3LVL6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3LVL7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3LVL8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3LVL9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9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9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9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9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9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9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9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9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4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4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18" style:display-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4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4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7" style:display-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s text:c="8"/>Módulo II. Uso de los servicios del SO Linux mediante la API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xJosemi Hdez.</dc:creator>
    <meta:creation-date>2011-10-05T09:46:00Z</meta:creation-date>
    <dc:date>2016-12-11T15:47:00Z</dc:date>
    <meta:print-date>2012-01-06T19:20:00Z</meta:print-date>
    <meta:template xlink:href="Normal" xlink:type="simple"/>
    <meta:editing-cycles>190</meta:editing-cycles>
    <meta:editing-duration>PT825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2" meta:word-count="215" meta:character-count="1400" meta:row-count="9" meta:non-whitespace-character-count="1187"/>
  </office:meta>
</office:document-meta>
</file>